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200000122A7D438CE8BF1CF0D.png" manifest:media-type="image/png"/>
  <manifest:file-entry manifest:full-path="Pictures/1000020100000108000006530874B1F95D886F1F.png" manifest:media-type="image/png"/>
  <manifest:file-entry manifest:full-path="Pictures/10000000000003110000017A2FEA8DFD14435713.jpg" manifest:media-type="image/jpeg"/>
  <manifest:file-entry manifest:full-path="Pictures/10000000000003510000017B38A02E0FA71E5B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05cm" fo:margin-right="0cm" fo:text-indent="0cm" style:auto-text-indent="false"/>
    </style:style>
    <style:style style:name="P2" style:family="paragraph" style:parent-style-name="Standard" style:master-page-name="Standard">
      <style:paragraph-properties fo:margin-left="0.005cm" fo:margin-right="0cm" fo:text-indent="0cm" style:auto-text-indent="false" style:page-number="1"/>
    </style:style>
    <style:style style:name="P3" style:family="paragraph" style:parent-style-name="Standard">
      <style:paragraph-properties fo:margin-left="0.51cm" fo:margin-right="0cm" fo:text-indent="2.03cm" style:auto-text-indent="false"/>
    </style:style>
    <style:style style:name="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fr1" style:family="graphic" style:parent-style-name="Graphics">
      <style:graphic-properties fo:margin-left="0.318cm" fo:margin-right="0.318cm" fo:margin-top="0cm" fo:margin-bottom="0.0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33cm" fo:margin-top="0cm" fo:margin-bottom="0.01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3.956cm" fo:min-width="14.206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04.png" text:anchor-type="char" svg:x="9.246cm" svg:y="-0.707cm" svg:width="9.804cm" svg:height="4.373cm" draw:z-index="1"><draw:image xlink:href="Pictures/10000000000003510000017B38A02E0FA71E5B96.png" xlink:type="simple" xlink:show="embed" xlink:actuate="onLoad"/><draw:contour-polygon svg:width="9.732cm" svg:height="4.342cm" svg:viewBox="0 0 9732 4342" draw:points="1,0 1,4342 9733,4342 9733,0" draw:recreate-on-edit="false"/></draw:frame><draw:frame draw:style-name="fr2" draw:name="image05.jpg" text:anchor-type="char" svg:x="-0.522cm" svg:y="-0.788cm" svg:width="9.075cm" svg:height="4.366cm" draw:z-index="2"><draw:image xlink:href="Pictures/10000000000003110000017A2FEA8DFD14435713.jpg" xlink:type="simple" xlink:show="embed" xlink:actuate="onLoad"/><draw:contour-polygon svg:width="9.034cm" svg:height="4.338cm" svg:viewBox="0 0 9034 4338" draw:points="1,0 1,4338 9035,4338 9035,0" draw:recreate-on-edit="false"/></draw:frame></text:p>
      <text:p text:style-name="P1"/>
      <text:p text:style-name="P3"><draw:custom-shape text:anchor-type="paragraph" draw:z-index="4" draw:name="Caixa de Texto 2" draw:style-name="gr1" draw:text-style-name="P4" svg:width="14.713cm" svg:height="4.209cm" svg:x="2.411cm" svg:y="1.54cm"><text:p text:style-name="Frame_20_contents"><text:bookmark text:name="_GoBack"/><text:span text:style-name="T1">Proje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image02.png" text:anchor-type="char" svg:x="-1cm" svg:y="4.641cm" svg:width="3.053cm" svg:height="18.713cm" draw:z-index="3"><draw:image xlink:href="Pictures/1000020100000108000006530874B1F95D886F1F.png" xlink:type="simple" xlink:show="embed" xlink:actuate="onLoad"/></draw:frame><draw:frame draw:style-name="fr3" draw:name="Image1" text:anchor-type="char" svg:x="12.248cm" svg:y="16.552cm" svg:width="7.675cm" svg:height="7.675cm" draw:z-index="0"><draw:image xlink:href="Pictures/100000000000012200000122A7D438CE8BF1CF0D.png" xlink:type="simple" xlink:show="embed" xlink:actuate="onLoad"/></draw:frame>Título Projeto : Nome desenvolve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language-asian="pt" style:country-asian="B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tru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tru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true" fo:keep-together="always" fo:keep-with-next="always"/>
      <style:text-properties fo:color="#666666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.998cm" fo:margin-left="0.998cm" fo:margin-right="0.998cm" style:writing-mode="lr-tb" style:layout-grid-color="#c0c0c0" style:layout-grid-lines="6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2:03:00</meta:creation-date>
    <dc:language>pt-BR</dc:language>
    <dc:date>2017-03-19T15:00:58</dc:date>
    <meta:editing-cycles>3</meta:editing-cycles>
    <meta:editing-duration>PT6M</meta:editing-duration>
    <meta:generator>LibreOffice/5.2.6.2$Linux_X86_64 LibreOffice_project/20m0$Build-2</meta:generator>
    <meta:document-statistic meta:table-count="0" meta:image-count="4" meta:object-count="0" meta:page-count="1" meta:paragraph-count="2" meta:word-count="6" meta:character-count="43" meta:non-whitespace-character-count="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